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D8000001891E14ECEAB55D3FD0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2" svg:font-family="Courier, 'Courier New'" style:font-family-generic="modern"/>
    <style:font-face style:name="Courier" svg:font-family="Courier" style:font-family-generic="swiss"/>
    <style:font-face style:name="Nimbus Sans L1" svg:font-family="'Nimbus Sans L'" style:font-family-generic="swiss"/>
    <style:font-face style:name="Courier1" svg:font-family="Courier" style:font-family-generic="modern" style:font-pitch="fixed"/>
    <style:font-face style:name="Nimbus Sans L" svg:font-family="'Nimbus Sans L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506cm" fo:min-width="0cm" fo:padding-top="0.123cm" fo:padding-bottom="0.123cm" fo:padding-left="0.234cm" fo:padding-right="0.234cm" draw:shadow="hidden" draw:shadow-color="#919191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456cm" fo:min-width="0cm" fo:padding-top="0.049cm" fo:padding-bottom="0.049cm" fo:padding-left="0.128cm" fo:padding-right="0.128cm" draw:shadow="hidden" draw:shadow-color="#919191"/>
    </style:style>
    <style:style style:name="pr3" style:family="presentation" style:parent-style-name="Default-notes">
      <style:graphic-properties draw:stroke="none" draw:fill="none" draw:fill-color="#bbe0e3" draw:auto-grow-height="true" fo:min-height="12.19cm" draw:shadow="hidden" draw:shadow-color="#808080"/>
    </style:style>
    <style:style style:name="P1" style:family="paragraph">
      <loext:graphic-properties draw:fill="none" draw:fill-color="#ffffff"/>
      <style:paragraph-properties fo:margin-left="0.74cm" fo:margin-right="0cm" fo:text-align="start" fo:text-indent="0cm" style:writing-mode="lr-tb"/>
      <style:text-properties style:font-name="Arial"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bbe0e3"/>
      <style:paragraph-properties fo:margin-left="0cm" fo:margin-right="0cm" fo:text-indent="0cm"/>
      <style:text-properties fo:font-size="12pt"/>
    </style:style>
    <style:style style:name="P5" style:family="paragraph">
      <style:paragraph-properties fo:text-align="start"/>
    </style:style>
    <style:style style:name="T1" style:family="text">
      <style:text-properties style:use-window-font-color="true" style:font-name="Arial" fo:font-size="28pt" fo:language="en" fo:country="US" fo:font-weight="bold" style:font-name-asian="Times New Roman" style:font-size-asian="28pt" style:font-weight-asian="bold" style:font-name-complex="Arial" style:font-size-complex="28pt" style:font-weight-complex="bold"/>
    </style:style>
    <style:style style:name="T2" style:family="text">
      <style:text-properties style:font-name="Arial" fo:font-size="24pt" fo:language="en" fo:country="US" style:font-size-asian="24pt" style:font-size-complex="24pt"/>
    </style:style>
    <style:style style:name="T3" style:family="text">
      <style:text-properties style:font-name="Arial" fo:font-size="24pt" fo:language="en" fo:country="US" style:text-underline-style="none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•">
        <style:list-level-properties/>
        <style:text-properties fo:font-family="'Nimbus Sans L'" style:font-family-generic="swiss" style:font-pitch="variable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4cm"/>
        <style:text-properties fo:font-family="'Nimbus Sans L'" style:font-family-generic="swiss" style:font-pitch="variable" fo:color="#000000" fo:font-size="100%"/>
      </text:list-level-style-bullet>
      <text:list-level-style-bullet text:level="2" text:bullet-char="●">
        <style:list-level-properties text:space-before="1.186cm" text:min-label-width="0.582cm"/>
        <style:text-properties fo:font-family="StarSymbol" style:font-charset="x-symbol" fo:color="#000000" fo:font-size="45%"/>
      </text:list-level-style-bullet>
      <text:list-level-style-bullet text:level="3" text:bullet-char="–">
        <style:list-level-properties text:space-before="2.363cm" text:min-label-width="0.591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12.065cm" svg:height="9.752cm" svg:x="6.985cm" svg:y="5.008cm" presentation:class="outline" presentation:placeholder="true" presentation:user-transformed="true">
          <draw:text-box/>
        </draw:frame>
        <draw:frame presentation:style-name="pr2" draw:text-style-name="P3" draw:layer="layout" svg:width="4.794cm" svg:height="1.554cm" svg:x="10.303cm" svg:y="0.723cm" presentation:class="title" presentation:user-transformed="true">
          <draw:text-box>
            <text:p text:style-name="P2"><text:span text:style-name="T1">Systemd</text:span></text:p>
          </draw:text-box>
        </draw:frame>
        <draw:frame draw:style-name="gr1" draw:layer="layout" svg:width="23.113cm" svg:height="12.477cm" svg:x="1.209cm" svg:y="3.287cm">
          <draw:image xlink:href="Pictures/10000000000002D8000001891E14ECEAB55D3FD0.jpg" xlink:type="simple" xlink:show="embed" xlink:actuate="onLoad">
            <text:p/>
          </draw:image>
        </draw:frame>
        <presentation:notes draw:style-name="dp2">
          <draw:page-thumbnail draw:layer="layout" svg:width="13.542cm" svg:height="10.155cm" svg:x="2.752cm" svg:y="2.033cm" draw:page-number="1"/>
          <draw:frame presentation:style-name="pr3" draw:text-style-name="P4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12.065cm" svg:height="9.752cm" svg:x="6.985cm" svg:y="5.008cm" presentation:class="outline" presentation:user-transformed="true">
          <draw:text-box>
            <text:list text:style-name="L2">
              <text:list-header>
                <text:p text:style-name="P2"><text:span text:style-name="T2">Agenda</text:span></text:p>
              </text:list-header>
            </text:list>
            <text:p text:style-name="P5"><text:span text:style-name="T2"/></text:p>
            <text:p text:style-name="P5"><text:span text:style-name="T3">1. Verden før Systemd</text:span></text:p>
            <text:p text:style-name="P5"><text:span text:style-name="T3">2. Diskussionen om Systemd</text:span></text:p>
            <text:p text:style-name="P5"><text:span text:style-name="T2">3. Logging</text:span></text:p>
            <text:p text:style-name="P5"><text:span text:style-name="T2">4. Timers</text:span></text:p>
            <text:p text:style-name="P5"><text:span text:style-name="T2"/></text:p>
          </draw:text-box>
        </draw:frame>
        <draw:frame presentation:style-name="pr2" draw:text-style-name="P3" draw:layer="layout" svg:width="4.794cm" svg:height="1.554cm" svg:x="10.303cm" svg:y="0.723cm" presentation:class="title" presentation:user-transformed="true">
          <draw:text-box>
            <text:p text:style-name="P2"><text:span text:style-name="T1">Systemd</text:span></text:p>
          </draw:text-box>
        </draw:frame>
        <presentation:notes draw:style-name="dp2">
          <office:forms form:automatic-focus="false" form:apply-design-mode="false"/>
          <draw:page-thumbnail draw:layer="layout" svg:width="13.542cm" svg:height="10.155cm" svg:x="2.752cm" svg:y="2.033cm" draw:page-number="2"/>
          <draw:frame presentation:style-name="pr3" draw:text-style-name="P4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2" svg:font-family="Courier, 'Courier New'" style:font-family-generic="modern"/>
    <style:font-face style:name="Courier" svg:font-family="Courier" style:font-family-generic="swiss"/>
    <style:font-face style:name="Nimbus Sans L1" svg:font-family="'Nimbus Sans L'" style:font-family-generic="swiss"/>
    <style:font-face style:name="Courier1" svg:font-family="Courier" style:font-family-generic="modern" style:font-pitch="fixed"/>
    <style:font-face style:name="Nimbus Sans L" svg:font-family="'Nimbus Sans L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imbus Sans L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8pt" fo:font-style="normal" fo:text-shadow="none" style:text-underline-style="none" fo:font-weight="normal" style:font-name-asian="Nimbus Sans L" style:font-family-asian="'Nimbus Sans L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" fo:font-family="Courier" style:font-family-generic="swiss" fo:font-size="17.7000007629395pt" fo:font-weight="bold" style:font-name-asian="Courier" style:font-family-asian="Courier" style:font-family-generic-asian="swiss" style:font-size-asian="17.7000007629395pt" style:font-weight-asian="bold" style:font-name-complex="Courier" style:font-family-complex="Courier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Nimbus Sans L1" fo:font-family="'Nimbus Sans L'" style:font-family-generic="swiss" fo:font-size="14.1000003814697pt" style:font-name-asian="Nimbus Sans L1" style:font-family-asian="'Nimbus Sans L'" style:font-family-generic-asian="swiss" style:font-size-asian="14.1000003814697pt" style:font-name-complex="Nimbus Sans L1" style:font-family-complex="'Nimbus Sans L'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Nimbus Sans L1" fo:font-family="'Nimbus Sans L'" style:font-family-generic="swiss" fo:font-size="14.1000003814697pt" style:font-name-asian="Nimbus Sans L1" style:font-family-asian="'Nimbus Sans L'" style:font-family-generic-asian="swiss" style:font-size-asian="14.1000003814697pt" style:font-name-complex="Nimbus Sans L1" style:font-family-complex="'Nimbus Sans L'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" fo:font-family="Courier" style:font-family-generic="swiss" style:font-name-asian="Courier" style:font-family-asian="Courier" style:font-family-generic-asian="swiss" style:font-name-complex="Courier" style:font-family-complex="Courier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" fo:font-family="Courier" style:font-family-generic="swiss" fo:font-size="17.7000007629395pt" style:font-name-asian="Courier" style:font-family-asian="Courier" style:font-family-generic-asian="swiss" style:font-size-asian="17.7000007629395pt" style:font-name-complex="Courier" style:font-family-complex="Courier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Plain_20_Text" style:display-name="Plain Text" style:family="graphic">
      <style:paragraph-properties fo:margin-left="0cm" fo:margin-right="0cm" fo:text-align="start" fo:text-indent="0cm" style:text-autospace="ideograph-alpha"/>
      <style:text-properties style:font-name="Courier1" fo:font-family="Courier" style:font-family-generic="modern" style:font-pitch="fixed" fo:font-size="17.7000007629395pt" fo:language="en" fo:country="US" style:font-name-asian="Courier1" style:font-family-asian="Courier" style:font-family-generic-asian="modern" style:font-pitch-asian="fixed" style:font-size-asian="17.7000007629395pt" style:language-asian="en" style:country-asian="US" style:font-name-complex="Courier1" style:font-family-complex="Courier" style:font-family-generic-complex="modern" style:font-pitch-complex="fixed" style:font-size-complex="17.7000007629395pt"/>
    </style:style>
    <style:style style:name="Header" style:family="graphic">
      <style:paragraph-properties fo:text-align="center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ahoma" fo:font-family="Tahoma" style:font-family-generic="swiss" style:font-pitch="variable" fo:font-size="22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Heading_20_1" style:display-name="Heading 1" style:family="graphic">
      <style:paragraph-properties fo:margin-top="0cm" fo:margin-bottom="0.995cm" style:text-autospace="none"/>
      <style:text-properties style:use-window-font-color="true" style:font-name="Tahoma" fo:font-family="Tahoma" style:font-family-generic="swiss" style:font-pitch="variable" fo:font-size="18pt" fo:language="da" fo:country="DK" fo:text-shadow="1pt 1pt" fo:font-weight="bold" style:letter-kerning="true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WW8Num8z0" style:family="graphic">
      <style:paragraph-properties style:text-autospace="none"/>
      <style:text-properties style:use-window-font-color="true" style:font-name="Symbol" fo:font-family="Symbol" style:font-family-generic="roman" style:font-pitch="variable" style:font-charset="x-symbol" fo:font-size="18pt"/>
    </style:style>
    <style:style style:name="Normal_20__2b__20_bullit" style:display-name="Normal + bullit" style:family="graphic">
      <style:paragraph-properties fo:margin-top="0.995cm" fo:margin-bottom="0cm" style:text-autospace="none"/>
      <style:text-properties style:font-name="Times New Roman" fo:font-family="'Times New Roman'" style:font-family-generic="roman" style:font-pitch="variable"/>
    </style:style>
    <style:style style:name="Kode-eksempel_20_18_20_pt" style:display-name="Kode-eksempel 18 pt" style:family="graphic">
      <style:paragraph-properties style:text-autospace="none"/>
      <style:text-properties style:use-window-font-color="true" style:font-name="Courier2" fo:font-family="Courier, 'Courier New'" style:font-family-generic="modern" fo:font-size="18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Kode-eksempel_20_14_20_pt" style:display-name="Kode-eksempel 14 pt" style:family="graphic">
      <style:paragraph-properties style:text-autospace="none"/>
      <style:text-properties style:use-window-font-color="true" style:font-name="Courier2" fo:font-family="Courier, 'Courier New'" style:font-family-generic="modern" fo:font-size="14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Heading_20_2" style:display-name="Heading 2" style:family="graphic">
      <style:paragraph-properties fo:margin-top="0cm" fo:margin-bottom="0cm" style:text-autospace="none"/>
      <style:text-properties style:use-window-font-color="true" style:font-name="Arial" fo:font-family="Arial" style:font-family-generic="swiss" style:font-pitch="variable" fo:font-size="14pt" fo:language="da" fo:country="DK" fo:text-shadow="none" fo:font-weight="bold" style:letter-kerning="true" style:font-name-asian="Arial" style:font-family-asian="Arial" style:font-family-generic-asian="swiss" style:font-pitch-asian="variable" style:font-size-asian="14pt" style:font-style-asian="italic" style:font-weight-asian="normal" style:font-name-complex="Arial" style:font-family-complex="Arial" style:font-family-generic-complex="swiss" style:font-pitch-complex="variable" style:font-weight-complex="bold"/>
    </style:style>
    <style:style style:name="Kode-eksempel_20_16_20_pt" style:display-name="Kode-eksempel 16 pt" style:family="graphic">
      <style:paragraph-properties style:text-autospace="none"/>
      <style:text-properties style:use-window-font-color="true" style:font-name="Courier2" fo:font-family="Courier, 'Courier New'" style:font-family-generic="modern" fo:font-size="16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Eksempel" style:family="graphic">
      <style:paragraph-properties style:text-autospace="none"/>
    </style:style>
    <style:style style:name="WW8Num14z0" style:family="graphic">
      <style:paragraph-properties style:text-autospace="none"/>
      <style:text-properties style:use-window-font-color="true" style:font-name="Symbol" fo:font-family="Symbol" style:font-family-generic="roman" style:font-pitch="variable" style:font-charset="x-symbol" fo:font-size="18pt"/>
    </style:style>
    <style:style style:name="Kode-eksempel_20_12_20_pt" style:display-name="Kode-eksempel 12 pt" style:family="graphic">
      <style:paragraph-properties style:text-autospace="none"/>
      <style:text-properties style:use-window-font-color="true" style:font-name="Courier2" fo:font-family="Courier, 'Courier New'" style:font-family-generic="modern" fo:font-size="12pt" fo:language="da" fo:country="DK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8pt" fo:font-style="normal" fo:text-shadow="none" style:text-underline-style="none" fo:font-weight="normal" style:font-name-asian="Nimbus Sans L" style:font-family-asian="'Nimbus Sans L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Nimbus Sans L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12pt" fo:font-style="normal" fo:text-shadow="none" style:text-underline-style="none" fo:font-weight="normal" style:font-name-asian="Nimbus Sans L" style:font-family-asian="'Nimbus Sans L'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74cm"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1.186cm" text:min-label-width="0.582cm"/>
            <style:text-properties fo:font-family="StarSymbol" style:font-charset="x-symbol" fo:color="#000000" fo:font-size="45%"/>
          </text:list-level-style-bullet>
          <text:list-level-style-bullet text:level="3" text:bullet-char="–">
            <style:list-level-properties text:space-before="2.363cm" text:min-label-width="0.591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49cm" text:min-label-width="0.441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727cm" text:min-label-width="0.436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start" fo:text-indent="0cm" style:punctuation-wrap="simple" style:line-break="normal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22pt" fo:font-style="normal" fo:text-shadow="none" style:text-underline-style="none" fo:font-weight="normal" style:font-name-asian="Nimbus Sans L" style:font-family-asian="'Nimbus Sans L'" style:font-pitch-asian="variable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202cm"/>
          <style:tab-stop style:position="2.173cm"/>
          <style:tab-stop style:position="4.145cm"/>
          <style:tab-stop style:position="6.116cm"/>
          <style:tab-stop style:position="8.087cm"/>
          <style:tab-stop style:position="10.058cm"/>
          <style:tab-stop style:position="12.029cm"/>
          <style:tab-stop style:position="14cm"/>
          <style:tab-stop style:position="15.972cm"/>
          <style:tab-stop style:position="17.943cm"/>
          <style:tab-stop style:position="19.914cm"/>
          <style:tab-stop style:position="21.885cm"/>
          <style:tab-stop style:position="23.856cm"/>
          <style:tab-stop style:position="25.827cm"/>
          <style:tab-stop style:position="27.798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987cm"/>
          <style:tab-stop style:position="2.958cm"/>
          <style:tab-stop style:position="4.93cm"/>
          <style:tab-stop style:position="6.901cm"/>
          <style:tab-stop style:position="8.872cm"/>
          <style:tab-stop style:position="10.843cm"/>
          <style:tab-stop style:position="12.814cm"/>
          <style:tab-stop style:position="14.785cm"/>
          <style:tab-stop style:position="16.756cm"/>
          <style:tab-stop style:position="18.728cm"/>
          <style:tab-stop style:position="20.699cm"/>
          <style:tab-stop style:position="22.67cm"/>
          <style:tab-stop style:position="24.641cm"/>
          <style:tab-stop style:position="26.612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1.922cm"/>
          <style:tab-stop style:position="5.864cm"/>
          <style:tab-stop style:position="7.836cm"/>
          <style:tab-stop style:position="9.807cm"/>
          <style:tab-stop style:position="11.778cm"/>
          <style:tab-stop style:position="13.749cm"/>
          <style:tab-stop style:position="15.72cm"/>
          <style:tab-stop style:position="17.691cm"/>
          <style:tab-stop style:position="19.662cm"/>
          <style:tab-stop style:position="21.634cm"/>
          <style:tab-stop style:position="23.605cm"/>
          <style:tab-stop style:position="25.576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imbus Sans L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86cm"/>
            <style:text-properties fo:font-family="'Nimbus Sans L'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63cm"/>
            <style:text-properties fo:font-family="'Nimbus Sans L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549cm"/>
            <style:text-properties fo:font-family="'Nimbus Sans L'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4.727cm"/>
            <style:text-properties fo:font-family="'Nimbus Sans L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center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00" style:text-outline="false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name-asian="Nimbus Sans L" style:font-family-asian="'Nimbus Sans L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imbus Sans L'" style:font-family-generic="swiss" style:font-pitch="variable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ff" style:text-outline="false" style:text-line-through-style="none" style:text-line-through-type="none" style:text-position="0% 100%" style:font-name="Nimbus Sans L" fo:font-family="'Nimbus Sans L'" style:font-pitch="variable" fo:font-size="24pt" fo:font-style="normal" fo:text-shadow="none" style:text-underline-style="none" fo:font-weight="normal" style:font-name-asian="Nimbus Sans L" style:font-family-asian="'Nimbus Sans L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2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3" style:family="graphic" style:parent-style-name="standard">
      <style:graphic-properties draw:stroke="solid" svg:stroke-width="0.035cm" svg:stroke-color="#0000ff" draw:fill="none" draw:fill-color="#ffffff" draw:textarea-horizontal-align="center" draw:textarea-vertical-align="middle" fo:padding-top="0.017cm" fo:padding-bottom="0.017cm" fo:padding-left="0.017cm" fo:padding-right="0.017cm" draw:shadow="hidden" draw:shadow-color="#919191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76cm" fo:min-width="0cm" fo:padding-top="0.13cm" fo:padding-bottom="0.13cm" fo:padding-left="0.25cm" fo:padding-right="0.25cm" draw:shadow="hidden" draw:shadow-color="#919191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dash" draw:stroke-dash="Ultrafine_20_Dashed" svg:stroke-width="0.025cm" svg:stroke-color="#000000" draw:marker-start-width="0.342cm" draw:marker-start-center="false" draw:marker-end-width="0.114cm" draw:marker-end-center="false" svg:stroke-opacity="100%" draw:stroke-linejoin="round"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102cm" draw:shadow-offset-y="0.10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gr11" style:family="graphic" style:parent-style-name="standard">
      <style:graphic-properties draw:stroke="solid" draw:stroke-dash="Ultrafine_20_Dashed" svg:stroke-width="0.025cm" draw:marker-start-width="0.237cm" draw:marker-end-width="0.237cm" draw:fill="none" draw:fill-color="#ffffff" draw:textarea-horizontal-align="center" draw:textarea-vertical-align="middle" fo:padding-top="0.012cm" fo:padding-bottom="0.012cm" fo:padding-left="0.012cm" fo:padding-right="0.012cm" draw:shadow-offset-x="0.305cm" draw:shadow-offset-y="0.305cm"/>
    </style:style>
    <style:style style:name="MP1" style:family="paragraph">
      <loext:graphic-properties draw:fill="none" draw:fill-color="#ffffff"/>
      <style:paragraph-properties fo:text-align="center" style:writing-mode="lr-tb"/>
    </style:style>
    <style:style style:name="MP2" style:family="paragraph">
      <style:paragraph-properties fo:margin-left="0cm" fo:margin-right="0cm" fo:text-align="end" fo:text-indent="0cm" style:punctuation-wrap="simple" style:line-break="normal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simple" style:line-break="normal" style:writing-mode="lr-tb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 style:punctuation-wrap="simple" style:line-break="normal" style:writing-mode="lr-tb"/>
      <style:text-properties fo:font-size="18pt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bbe0e3"/>
      <style:paragraph-properties style:writing-mode="lr-tb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10" style:family="paragraph">
      <loext:graphic-properties draw:fill="none" draw:fill-color="#ffffff"/>
      <style:paragraph-properties fo:text-align="center"/>
    </style:style>
    <style:style style:name="MT1" style:family="text">
      <style:text-properties fo:font-size="12pt" fo:language="en" fo:country="US" fo:font-weight="bold" style:font-size-asian="12pt" style:font-size-complex="12pt"/>
    </style:style>
    <style:style style:name="MT2" style:family="text">
      <style:text-properties fo:font-size="18pt" fo:language="en" fo:country="US" fo:font-weight="bold"/>
    </style:style>
    <style:style style:name="MT3" style:family="text">
      <style:text-properties fo:color="#000000" fo:font-size="12pt" fo:language="da" fo:country="DK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Nimbus Sans L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Nimbus Sans L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Nimbus Sans L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Nimbus Sans L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Nimbus Sans L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665cm" svg:height="4.999cm" svg:x="1.905cm" svg:y="2.918cm"/>
      <draw:page-thumbnail draw:layer="backgroundobjects" svg:width="6.665cm" svg:height="4.999cm" svg:x="10.477cm" svg:y="2.918cm"/>
      <draw:page-thumbnail draw:layer="backgroundobjects" svg:width="6.665cm" svg:height="4.999cm" svg:x="1.905cm" svg:y="11.045cm"/>
      <draw:page-thumbnail draw:layer="backgroundobjects" svg:width="6.665cm" svg:height="4.999cm" svg:x="10.477cm" svg:y="11.045cm"/>
      <draw:page-thumbnail draw:layer="backgroundobjects" svg:width="6.665cm" svg:height="4.999cm" svg:x="1.905cm" svg:y="19.172cm"/>
      <draw:page-thumbnail draw:layer="backgroundobjects" svg:width="6.665cm" svg:height="4.999cm" svg:x="10.477cm" svg:y="19.172cm"/>
    </style:handout-master>
    <style:master-page style:name="Default" style:page-layout-name="PM1" draw:style-name="Mdp1">
      <draw:frame presentation:style-name="Default-title" draw:layer="backgroundobjects" svg:width="22.803cm" svg:height="1.45cm" svg:x="1.301cm" svg:y="0.675cm" presentation:class="title" presentation:placeholder="true">
        <draw:text-box/>
      </draw:frame>
      <draw:rect draw:style-name="Mgr1" draw:text-style-name="MP1" draw:layer="backgroundobjects" svg:width="4.815cm" svg:height="0.604cm" svg:x="4.101cm" svg:y="18.331cm">
        <text:p/>
      </draw:rect>
      <draw:rect draw:style-name="Mgr2" draw:text-style-name="MP3" draw:layer="backgroundobjects" svg:width="1.08cm" svg:height="0.604cm" svg:x="21.311cm" svg:y="18.339cm">
        <text:p text:style-name="MP2"><text:span text:style-name="MT1">0.</text:span><text:span text:style-name="MT1"><text:page-number>&lt;number&gt;</text:page-number></text:span></text:p>
      </draw:rect>
      <draw:frame presentation:style-name="Default-outline1" draw:layer="backgroundobjects" svg:width="22.168cm" svg:height="11.049cm" svg:x="1.561cm" svg:y="2.924cm" presentation:class="outline" presentation:placeholder="true">
        <draw:text-box/>
      </draw:frame>
      <draw:line draw:style-name="Mgr3" draw:text-style-name="MP4" draw:layer="backgroundobjects" svg:x1="0.701cm" svg:y1="2.324cm" svg:x2="24.941cm" svg:y2="2.324cm">
        <text:p/>
      </draw:line>
      <draw:rect draw:style-name="Mgr1" draw:text-style-name="MP1" draw:layer="backgroundobjects" svg:width="4.255cm" svg:height="0.604cm" svg:x="14.645cm" svg:y="18.327cm">
        <text:p/>
      </draw:rect>
      <draw:rect draw:style-name="Mgr4" draw:text-style-name="MP5" draw:layer="backgroundobjects" svg:width="2.099cm" svg:height="1.019cm" svg:x="23.304cm" svg:y="-0.019cm">
        <text:p text:style-name="MP2"><text:span text:style-name="MT2">THECAMP 2017</text:span></text:p>
        <text:p text:style-name="MP2"><text:span text:style-name="MT2"/></text:p>
      </draw:rect>
      <presentation:notes style:page-layout-name="PM2">
        <draw:rect draw:style-name="Mgr5" draw:text-style-name="MP6" draw:layer="backgroundobjects" svg:width="19.05cm" svg:height="27.09cm" svg:x="0cm" svg:y="0cm">
          <text:p/>
        </draw:rect>
        <draw:frame draw:style-name="Mgr6" draw:text-style-name="MP7" draw:layer="backgroundobjects" svg:width="8.255cm" svg:height="1.354cm" svg:x="0cm" svg:y="0cm">
          <draw:text-box>
            <text:p/>
          </draw:text-box>
        </draw:frame>
        <draw:frame draw:style-name="Mgr7" draw:text-style-name="MP7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42cm" svg:height="10.155cm" svg:x="2.752cm" svg:y="2.033cm" presentation:class="page"/>
        <draw:frame presentation:style-name="Default-notes" draw:layer="backgroundobjects" svg:width="15.236cm" svg:height="12.189cm" svg:x="1.905cm" svg:y="12.863cm" presentation:class="notes" presentation:placeholder="true">
          <draw:text-box/>
        </draw:frame>
        <draw:frame draw:style-name="Mgr8" draw:text-style-name="MP7" draw:layer="backgroundobjects" svg:width="8.255cm" svg:height="1.354cm" svg:x="0cm" svg:y="25.726cm">
          <draw:text-box>
            <text:p/>
          </draw:text-box>
        </draw:frame>
        <draw:frame draw:style-name="Mgr9" draw:text-style-name="MP7" draw:layer="backgroundobjects" svg:width="8.255cm" svg:height="1.354cm" svg:x="10.786cm" svg:y="25.726cm">
          <draw:text-box>
            <text:p text:style-name="MP8"><text:span text:style-name="MT3"><text:page-number>&lt;number&gt;</text:page-number></text:span></text:p>
          </draw:text-box>
        </draw:frame>
        <draw:g>
          <draw:line draw:style-name="Mgr10" draw:text-style-name="MP9" draw:layer="backgroundobjects" svg:x1="1.905cm" svg:y1="14cm" svg:x2="17.141cm" svg:y2="14cm">
            <text:p/>
          </draw:line>
          <draw:line draw:style-name="Mgr10" draw:text-style-name="MP9" draw:layer="backgroundobjects" svg:x1="1.905cm" svg:y1="15cm" svg:x2="17.141cm" svg:y2="15cm">
            <text:p/>
          </draw:line>
          <draw:line draw:style-name="Mgr10" draw:text-style-name="MP9" draw:layer="backgroundobjects" svg:x1="1.905cm" svg:y1="16cm" svg:x2="17.141cm" svg:y2="16cm">
            <text:p/>
          </draw:line>
          <draw:line draw:style-name="Mgr10" draw:text-style-name="MP9" draw:layer="backgroundobjects" svg:x1="1.905cm" svg:y1="17cm" svg:x2="17.141cm" svg:y2="17cm">
            <text:p/>
          </draw:line>
          <draw:line draw:style-name="Mgr10" draw:text-style-name="MP9" draw:layer="backgroundobjects" svg:x1="1.905cm" svg:y1="18cm" svg:x2="17.141cm" svg:y2="18cm">
            <text:p/>
          </draw:line>
          <draw:line draw:style-name="Mgr10" draw:text-style-name="MP9" draw:layer="backgroundobjects" svg:x1="1.905cm" svg:y1="19cm" svg:x2="17.141cm" svg:y2="19cm">
            <text:p/>
          </draw:line>
          <draw:line draw:style-name="Mgr10" draw:text-style-name="MP9" draw:layer="backgroundobjects" svg:x1="1.905cm" svg:y1="20cm" svg:x2="17.141cm" svg:y2="20cm">
            <text:p/>
          </draw:line>
          <draw:line draw:style-name="Mgr10" draw:text-style-name="MP9" draw:layer="backgroundobjects" svg:x1="1.905cm" svg:y1="21cm" svg:x2="17.141cm" svg:y2="21cm">
            <text:p/>
          </draw:line>
          <draw:line draw:style-name="Mgr10" draw:text-style-name="MP9" draw:layer="backgroundobjects" svg:x1="1.905cm" svg:y1="22cm" svg:x2="17.141cm" svg:y2="22cm">
            <text:p/>
          </draw:line>
          <draw:line draw:style-name="Mgr10" draw:text-style-name="MP9" draw:layer="backgroundobjects" svg:x1="1.905cm" svg:y1="23cm" svg:x2="17.141cm" svg:y2="23cm">
            <text:p/>
          </draw:line>
          <draw:line draw:style-name="Mgr10" draw:text-style-name="MP9" draw:layer="backgroundobjects" svg:x1="1.905cm" svg:y1="24cm" svg:x2="17.141cm" svg:y2="24cm">
            <text:p/>
          </draw:line>
          <draw:line draw:style-name="Mgr10" draw:text-style-name="MP9" draw:layer="backgroundobjects" svg:x1="1.905cm" svg:y1="25cm" svg:x2="17.141cm" svg:y2="25cm">
            <text:p/>
          </draw:line>
        </draw:g>
        <draw:rect draw:style-name="Mgr11" draw:text-style-name="MP10" draw:layer="backgroundobjects" svg:width="13.686cm" svg:height="10.286cm" svg:x="2.679cm" svg:y="1.963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2.2$Linux_X86_64 LibreOffice_project/6cd4f1ef626f15116896b1d8e1398b56da0d0ee1</meta:generator>
    <dc:title>TheCamp 2017 - Systemd 0/6</dc:title>
    <meta:creation-date>2015-07-11T01:34:59.674111429</meta:creation-date>
    <meta:editing-cycles>16</meta:editing-cycles>
    <meta:editing-duration>PT13M9S</meta:editing-duration>
    <meta:initial-creator>tusk </meta:initial-creator>
    <dc:date>2017-07-28T10:26:55.963916849</dc:date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